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38%" fo:text-align="justify" style:justify-single-word="false" fo:text-indent="1.27cm" style:auto-text-indent="false" fo:break-before="auto" fo:break-after="auto" style:writing-mode="lr-tb"/>
    </style:style>
    <style:style style:name="P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font-weight="bold" style:font-weight-asian="bold" style:font-weight-complex="bold"/>
    </style:style>
    <style:style style:name="P4" style:family="paragraph" style:parent-style-name="Standard" style:master-page-name="Standard">
      <style:paragraph-properties fo:line-height="138%"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font-weight="bold" style:font-weight-asian="bold" style:font-weight-complex="bold"/>
    </style:style>
    <style:style style:name="P6" style:family="paragraph" style:parent-style-name="Heading_20_2">
      <style:paragraph-properties fo:margin-left="0cm" fo:margin-right="0cm" fo:line-height="115%" fo:text-align="justify" style:justify-single-word="false" fo:text-indent="1.27cm" style:auto-text-indent="false" fo:break-before="auto" fo:break-after="auto" style:writing-mode="lr-tb"/>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TOM</text:p>
      <text:p text:style-name="P1">Na takie kucyki czekałem! Odcinek świetny w każdej minucie, piosenka była fenomenalna, najlepsza z dotychczasowych w tym sezonie. "Winter is coming" komentarza nie wymaga, Pinkie jest z odcinka na odcinek coraz lepsza (tym razem już dosłownie łamie ścianę!), ale tym, co mnie powaliło na ziemię ze śmiechu była rozmowa pegazów z Cloudsdale. Te akcenty, zmiksowane razem z grą słów dały przekomiczny efekt (powodzenia, tłumacze).</text:p>
      <text:p text:style-name="P1">Bardzo podobały mi się też akcenty i drobnostki w tym odcinku – jak kapcie Rainbow i Tanka, Rarity, która płacze nie tylko łzami, ale i tuszem do rzęs (czy czymś takim, w każdym razie w innym kolorze), skrzydła Twilight, które różnią się od tych posiadanych przez pegazy (wcześniej jakoś nie zwróciłem na to większej uwagi) czy nawiązanie do Gonitwy Liści.</text:p>
      <text:p text:style-name="P2">Z Rainbow co prawda zrobili panikarę niebotycznego poziomu, ale z drugiej strony... AJ w jednym z odcinków chciała zapracować się na śmierć, Pinkie zamieniła się raz w Pinkamenę, że o akcjach, jakie odwalała czasem Twilight nie wspomnę... Jak dla mnie to wszystko mieści się w średniej, więc narzekanie na przesadne reakcje bohaterek jest nieco bez sensu, bo one zazwyczaj są przesadne. Nasunęła mi się natomiast myśl, jak ewoluowała postać Rainbow – wcześniej wstydziła się publicznie przytulić swojego żółwia, a teraz otwarcie o niego płakała. Podobnie jak Fluttershy dowalająca Rainbow na zasadzie „jak się nie wybeczy, to jej nie przejdzie” (pewnie doświadczenie przez nią przemawiało) także pokazuje, że charakter Drżypłoszki nieco ewoluował. Solidne 9/10.</text:p>
      <text:p text:style-name="P2"/>
      <text:p text:style-name="P3">OneTwo</text:p>
      <text:p text:style-name="P3"/>
      <text:p text:style-name="P2">Uwielbiam odcinki, gdzie jedna z głównym bohaterek przechodzi solidne załamanie nerwowe z powodu drobnej błahostki. Tutaj wyszło to szczególnie dobrze, ponieważ fabułę można odczytywać zarówno jako durną komedyjkę z Rainbow Dash, gdzie pegaz zgrywa największą idiotkę w Equestrii, jak i opowieść o stracie bliskiej osoby. Ostatecznie tęczowogrzywa doczekała się własnej piosenki, na co czekała bite pięć sezonów, ale było warto! Humor na najwyższym poziomie, zarówno dowcip z imionami pegazów, wspólna scena płaczu, jak i nieśmiertelne „Winter is coming”, które zostało świetnie wstawione do serialu. Uważam, że póki co jest to najlepszy odcinek w tym sezonie.</text:p>
      <text:p text:style-name="P2"/>
      <text:p text:style-name="P2"><text:span text:style-name="T1">Dolar84</text:span></text:p>
      <text:p text:style-name="P3"/>
      <text:p text:style-name="P2">Dobra. Ubawiłem się. Wielokrotnie. Co prawda był to odcinek z moją najmniej ulubioną osobistością z Mane 6, ale trudno było jej nie współczuć. Przyznam, iż oglądałem go już po czytaniu aTOMowej recenzji, więc wiedziałem, na co zwracać uwagę. No i teraz będę musiał obejrzeć przynajmniej raz w polskiej wersji, bo jestem naprawdę ciekaw, jak poradzą sobie tłumacze przy dyskusji pegazów. Nie wiem, dlaczego widzę w ich przyszłości dużo aspiryny, skutecznej po biciu głową w mur. Fabuła bardzo mi się podobała – motyw z zakradaniem się do Cloudsdale był zaiste uroczy, tym bardziej że przygrywała w tle muzyka do złudzenia przypominająca „Rainbow Factory”. Nie można również zapomnieć o tym, iż jeden z porywanych wiatrem bohaterów wydał z siebie słynny Krzyk Willhelma. Także uderzenie śniegu <text:soft-page-break/>było przekomiczne – stwierdzenie „nuklearna zimna” nabiera całkiem nowego, o wiele zabawniejszego znaczenia. Jednak w dziedzinie nawiązań palma pierwszeństwa należy się Twilight i jej „Winter is coming”. Chociaż Cloud Kicker, goniąc jakąś klacz z szerokim uśmiechem na pysku, też była wyjątkowo zabawna. Zachowanie pozostałej piątki również mi się podobało – szczególnie scena w domu Rainbow Dash obfitowała w zabawne momenty. Wejście Pinkie, bezpośredniość Drżyplotshy, rozpacz Pinkie, no i oczywiście fenomenalne zachowanie AJ to najmocniejsze punkty tej sceny, idealnie pasujące do zapłakanej Rainbow. Nie można zapomnieć również o świetnej piosence. Bezwzględnie polecam.</text:p>
      <text:h text:style-name="P6" text:outline-level="10"><text:bookmark text:name="h.nzguntnlxzw9"/></text:h>
      <text:h text:style-name="P6" text:outline-level="10">Cahan</text:h>
      <text:p text:style-name="P2">Genialny odcinek! Głupota Rainbow była wprost przekomiczna. Szczególnie scena ze Spike’iem wypadła świetnie. Piosenka? Nie raniła uszu, ale jakoś nie wpada do głowy. Ot, była i nic więcej. Gra słów z imionami pegazów? Taka sobie. Akcja w fabryce wyszła zabawnie, szczególnie moją uwagę zwróciła muzyka, która bardzo przypominała słynne „Rainbow Factory”. Kolejny plus za nawiązanie do mojej ukochanej „Gry o Tron”. Scena płaczących przyjaciółek… Brawo, Twilight! Jedyna rozsądna w tym dziwnym, dziewczyńskim towarzystwie. Jednak co w szczególności zwróciło moją uwagę? Wydźwięk edukacyjny dla targetu serialu! Tam, gdzie takie stare konie jak my widzimy przednią komedię, dzieci odbierają ważną lekcję. Dla kilkulatka parę miesięcy to wręcz wieczność. Rozstanie ze zwierzątkiem czy rodzicem na emigracji przez taki czas to wręcz tragedia. Pamiętajmy o tym.</text:p>
      <text:p text:style-name="P2"/>
      <text:p text:style-name="P3">SPIDIvonMARDER</text:p>
      <text:p text:style-name="P2">Ubaw po pachy! Oczekiwałem nudnego odcinka o miłości Rainbow do żółwia (najmniej ciekawego spośród pupili Mane 6), a tutaj taka niespodzianka! Pegazica była absolutnie zachwycająca w swej głupocie! Mieliśmy też sporo motywów typowo kreskówkowych, a także perfekcyjną scenę z płaczem (doprowadzenie Rainbow do płaczu… to dopiero wyzwanie!). Daję maksimum punkt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2T01:04:05.358000000</dc:date>
    <meta:editing-duration>PT15M3S</meta:editing-duration>
    <meta:document-statistic meta:table-count="0" meta:image-count="0" meta:object-count="0" meta:page-count="2" meta:paragraph-count="12" meta:word-count="718" meta:character-count="4926" meta:non-whitespace-character-count="4215"/>
  </office:meta>
</office:document-meta>
</file>